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2" style:master-page-name="MP0" style:family="paragraph">
      <style:paragraph-properties fo:break-before="page" fo:text-align="center"/>
    </style:style>
    <style:style style:name="P2" style:parent-style-name="ListParagraph" style:family="paragraph"/>
    <style:style style:name="P3" style:parent-style-name="ListParagraph" style:family="paragraph"/>
    <style:style style:name="P4" style:parent-style-name="ListParagraph" style:family="paragraph"/>
    <style:style style:name="P5" style:parent-style-name="ListParagraph" style:family="paragraph"/>
    <style:style style:name="P6" style:parent-style-name="ListParagraph" style:family="paragraph"/>
    <style:style style:name="P7" style:parent-style-name="ListParagraph" style:family="paragraph"/>
    <style:style style:name="P8" style:parent-style-name="ListParagraph" style:family="paragraph"/>
    <style:style style:name="P9" style:parent-style-name="ListParagraph" style:family="paragraph"/>
    <style:style style:name="P10" style:parent-style-name="ListParagraph" style:family="paragraph"/>
    <style:style style:name="P11" style:parent-style-name="ListParagraph" style:family="paragraph"/>
    <style:style style:name="P12" style:parent-style-name="Normal" style:family="paragraph">
      <style:paragraph-properties fo:text-indent="0.5in"/>
    </style:style>
  </office:automatic-styles>
  <office:body>
    <office:text text:use-soft-page-breaks="true">
      <text:h text:style-name="P1" text:outline-level="2">Criterion E: Evaluation</text:h>
      <text:h text:style-name="Heading1" text:outline-level="1">Client Feedback:</text:h>
      <text:list text:style-name="LFO1" text:continue-numbering="true">
        <text:list-item>
          <text:p text:style-name="P2">A graph that responds real-time to performance issues</text:p>
          <text:list text:continue-numbering="true">
            <text:list-item>
              <text:p text:style-name="P3">Met, the graph responds and plots real-time data</text:p>
            </text:list-item>
          </text:list>
        </text:list-item>
        <text:list-item>
          <text:p text:style-name="P4">The graph should be adjustable in order to fit large amounts of data points as well be able to zoom in on irrational areas</text:p>
          <text:list text:continue-numbering="true">
            <text:list-item>
              <text:p text:style-name="P5">Met, through adjustment of the domain you are able to adjust on specific portions of the graph and investigate any odd occurrences</text:p>
            </text:list-item>
          </text:list>
        </text:list-item>
        <text:list-item>
          <text:p text:style-name="P6">The program should be able to store and read different values from a text document and display<text:tab/><text:s/>them layered over each other</text:p>
          <text:list text:continue-numbering="true">
            <text:list-item>
              <text:p text:style-name="P7">Met, the loadgraph panel allows me to record sessions separately of each other and then display them on the same graph in order to notice trends</text:p>
            </text:list-item>
          </text:list>
        </text:list-item>
        <text:list-item>
          <text:p text:style-name="P8">The display shouldn’t be cluttered with the graph taking up the majority of the space.</text:p>
          <text:list text:continue-numbering="true">
            <text:list-item>
              <text:p text:style-name="P9">Met, The Graph takes over 70% of the program and this allows me to view<text:s/>the data recorded in detail</text:p>
            </text:list-item>
          </text:list>
        </text:list-item>
        <text:list-item>
          <text:p text:style-name="P10">The Menu should be easy to use and understand</text:p>
          <text:list text:continue-numbering="true">
            <text:list-item>
              <text:p text:style-name="P11">Met as all menus are labelled with default placeholders for people to adjust</text:p>
            </text:list-item>
          </text:list>
        </text:list-item>
      </text:list>
      <text:p text:style-name="Normal"/>
      <text:h text:style-name="Heading1" text:outline-level="1">Recommendations:</text:h>
      <text:p text:style-name="Normal">More features:</text:p>
      <text:p text:style-name="P12">Often while<text:s/>I investigated the abilities of Performance Counter I had wondered about including such features. The possibilities included Disk write/read speed as well as<text:s/>internet connection data. I was brought aware of this when investigating the Performance Counter class through the studio properties. In order to be able to bring up so many different<text:s/>properties I would need to adjust my program to incorporate a large number of options through a combobox that had an option to add more data. The benefits of this would be making the program easier to add new<text:s/>features or data types through code. It would also allow the user to graph only the data that they wish to graph at the time.</text:p>
      <text:p text:style-name="Normal"><text:s/><text:tab/>The client (myself) recommended integrating video overlay support so that he or another user may be able<text:s/>to view what they were doing at points in a graph through a solid line indicating the position of the video in relation to the graph. He would also like to have a scalable window incorporated.</text:p>
      <text:p text:style-name="Normal"><text:tab/>In the future this product will likely be developed to include video support as an added function. Other computer performance indicators such as connection speed could be added but the support would vary as full support of all the abilities of just Performance Counter Class in Visual Studio would require a reworking of the program<text:s/>to use interfaces more than class structure and would mean completely overhauling data acquisition.</text:p>
      <text:p text:style-name="Normal"/>
      <text:p text:style-name="Normal">Word Count: 421</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fo:line-height="115%"/>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in432</meta:initial-creator>
    <dc:creator>lin432</dc:creator>
    <meta:creation-date>2015-03-16T20:35:00Z</meta:creation-date>
    <dc:date>2015-03-16T20:36:00Z</dc:date>
    <meta:template xlink:href="Normal" xlink:type="simple"/>
    <meta:editing-cycles>2</meta:editing-cycles>
    <meta:editing-duration>PT60S</meta:editing-duration>
    <meta:document-statistic meta:page-count="1" meta:paragraph-count="4" meta:word-count="365" meta:character-count="2447" meta:row-count="17" meta:non-whitespace-character-count="2086"/>
  </office:meta>
</office:document-meta>
</file>